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068b5" fo:background-color="#ffff00" style:font-weight-asian="bold" style:font-weight-complex="bold"/>
    </style:style>
    <style:style style:name="P2" style:family="paragraph" style:parent-style-name="Standard">
      <style:text-properties fo:font-weight="bold" officeooo:rsid="000068b5" officeooo:paragraph-rsid="000068b5" fo:background-color="#ffff00" style:font-weight-asian="bold" style:font-weight-complex="bold"/>
    </style:style>
    <style:style style:name="P3" style:family="paragraph" style:parent-style-name="Standard">
      <style:text-properties fo:font-weight="normal" officeooo:rsid="000068b5" officeooo:paragraph-rsid="000068b5" fo:background-color="#ffff00" style:font-weight-asian="normal" style:font-weight-complex="normal"/>
    </style:style>
    <style:style style:name="P4" style:family="paragraph" style:parent-style-name="Standard">
      <style:text-properties fo:font-weight="normal" officeooo:rsid="000068b5" officeooo:paragraph-rsid="00054461" fo:background-color="#ffff00" style:font-weight-asian="normal" style:font-weight-complex="normal"/>
    </style:style>
    <style:style style:name="P5" style:family="paragraph" style:parent-style-name="Standard">
      <style:text-properties fo:font-weight="normal" officeooo:rsid="000068b5" officeooo:paragraph-rsid="000068b5" fo:background-color="transparent" style:font-weight-asian="normal" style:font-weight-complex="normal"/>
    </style:style>
    <style:style style:name="P6" style:family="paragraph" style:parent-style-name="Standard">
      <style:text-properties fo:color="#c9211e" loext:opacity="100%" fo:font-weight="normal" officeooo:rsid="000068b5" officeooo:paragraph-rsid="000068b5" fo:background-color="transparent" style:font-weight-asian="normal" style:font-weight-complex="normal"/>
    </style:style>
    <style:style style:name="P7" style:family="paragraph" style:parent-style-name="Standard">
      <style:text-properties fo:font-weight="normal" officeooo:rsid="000068b5" officeooo:paragraph-rsid="000068b5" fo:background-color="#ffff00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54461" fo:background-color="transparent" loext:char-shading-value="0"/>
    </style:style>
    <style:style style:name="T5" style:family="text">
      <style:text-properties officeooo:rsid="000544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9 - Decisões lógicas</text:p>
      <text:p text:style-name="P1"/>
      <text:p text:style-name="P2">TESTE REALIZADO</text:p>
      <text:p text:style-name="P5"/>
      <text:p text:style-name="P5"/>
      <text:p text:style-name="P7"/>
      <text:p text:style-name="P7">Questão6 <text:s/></text:p>
      <text:p text:style-name="P5"><text:s/></text:p>
      <text:p text:style-name="P5"><text:s text:c="3"/>As pessoas com um acerto de _____________________ nas decisões lógicas tem pouca chance nas empresas privadas.</text:p>
      <text:p text:style-name="P5"><text:s/></text:p>
      <text:p text:style-name="P5">1 - 33% a 66%</text:p>
      <text:p text:style-name="P5">2 - 45% a 60%</text:p>
      <text:p text:style-name="P5">3 - 66% a 100%</text:p>
      <text:p text:style-name="P7">4 - 0 a 33%</text:p>
      <text:p text:style-name="P5">5 - 70% a 80%</text:p>
      <text:p text:style-name="P5"><text:s/></text:p>
      <text:p text:style-name="P7">Sua resposta: 0 a 33%</text:p>
      <text:p text:style-name="P5">Valor: Resposta Correta</text:p>
      <text:p text:style-name="P5">Valor recebido: 10.00</text:p>
      <text:p text:style-name="P5"/>
      <text:p text:style-name="P7"/>
      <text:p text:style-name="P7">Questão3 <text:s/></text:p>
      <text:p text:style-name="P5"><text:s/></text:p>
      <text:p text:style-name="P5"><text:s text:c="3"/>As pessoas com um acerto ________________nas decisões lógicas são as que conseguem cargos de média e alta gerência nas empresas privadas.</text:p>
      <text:p text:style-name="P5"><text:s/></text:p>
      <text:p text:style-name="P5">1 - abaixo de 66%</text:p>
      <text:p text:style-name="P5">2 - entre 10 e 50%</text:p>
      <text:p text:style-name="P5">3 - abaixo de 30%</text:p>
      <text:p text:style-name="P5">4 - entre 33 e 66%</text:p>
      <text:p text:style-name="P7">5 - acima de 66%</text:p>
      <text:p text:style-name="P7"><text:s/></text:p>
      <text:p text:style-name="P7">Sua resposta: acima de 66%</text:p>
      <text:p text:style-name="P5">Valor: Resposta Correta</text:p>
      <text:p text:style-name="P5">Valor recebido: 10.00</text:p>
      <text:p text:style-name="P5"/>
      <text:p text:style-name="P5"/>
      <text:p text:style-name="P3"/>
      <text:p text:style-name="P3">Questão10 <text:s/></text:p>
      <text:p text:style-name="P5"><text:s/></text:p>
      <text:p text:style-name="P5"><text:s text:c="3"/>A análise de uma decisão mostra 3 vantagens e 5 desvantagens. Sua qualidade aproximada é:</text:p>
      <text:p text:style-name="P5"><text:s/></text:p>
      <text:p text:style-name="P5">1 - 0,14</text:p>
      <text:p text:style-name="P3">2 - 0,38</text:p>
      <text:p text:style-name="P5">3 - 0,50</text:p>
      <text:p text:style-name="P5">4 - 0,75</text:p>
      <text:p text:style-name="P5">5 - 0,82</text:p>
      <text:p text:style-name="P5"><text:s/></text:p>
      <text:p text:style-name="P3">Sua resposta: 0,38</text:p>
      <text:p text:style-name="P5">Valor: Resposta Correta</text:p>
      <text:p text:style-name="P5">Valor recebido: 10.00</text:p>
      <text:p text:style-name="P5"><text:soft-page-break/></text:p>
      <text:p text:style-name="P5"/>
      <text:p text:style-name="P3"/>
      <text:p text:style-name="P3">Questão1 <text:s/></text:p>
      <text:p text:style-name="P5"><text:s/></text:p>
      <text:p text:style-name="P5"><text:s text:c="3"/>Uma decisão com boa aceitação teria nota entre:</text:p>
      <text:p text:style-name="P5"><text:s/></text:p>
      <text:p text:style-name="P3">1 - 0,66 e 1,0</text:p>
      <text:p text:style-name="P5">2 - 0,33 e 0,66</text:p>
      <text:p text:style-name="P5">3 - 0,33 e 0,50</text:p>
      <text:p text:style-name="P5">4 - 0,50 e 0,70</text:p>
      <text:p text:style-name="P5">5 - 0 e 0,33</text:p>
      <text:p text:style-name="P5"><text:s/></text:p>
      <text:p text:style-name="P3">Sua resposta: 0,66 e 1,0</text:p>
      <text:p text:style-name="P5">Valor: Resposta Correta</text:p>
      <text:p text:style-name="P5">Valor recebido: 10.00</text:p>
      <text:p text:style-name="P5"/>
      <text:p text:style-name="P3"/>
      <text:p text:style-name="P3">Questão2 <text:s/></text:p>
      <text:p text:style-name="P5"><text:s/></text:p>
      <text:p text:style-name="P5"><text:s text:c="3"/>Uma decisão de qualidade 0,5 e aceitação 0,5 terá eficácia de __________.</text:p>
      <text:p text:style-name="P5"><text:s/></text:p>
      <text:p text:style-name="P5">1 - 0,50</text:p>
      <text:p text:style-name="P4">2 – 0,25 <text:s text:c="4"/><text:span text:style-name="T5">=</text:span> <text:s/><text:span text:style-name="T3">aceitação </text:span><text:span text:style-name="T4">x <text:s/></text:span><text:span text:style-name="T3">qualidade</text:span></text:p>
      <text:p text:style-name="P5">3 - 1,0</text:p>
      <text:p text:style-name="P5">4 - 0,75</text:p>
      <text:p text:style-name="P5">5 - 0,025</text:p>
      <text:p text:style-name="P5"><text:s/></text:p>
      <text:p text:style-name="P3">Sua resposta: 0,25 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3">Questão1 <text:s/></text:p>
      <text:p text:style-name="P5"><text:s/></text:p>
      <text:p text:style-name="P5"><text:s text:c="3"/>Se a aceitação de uma decisão pelas pessoas que a vão implementá-la varia de zero a um, uma decisão com má aceitação teria nota entre __________.</text:p>
      <text:p text:style-name="P5"><text:s/></text:p>
      <text:p text:style-name="P5">1 - 0,3 e 0,7</text:p>
      <text:p text:style-name="P5">2 - 0,9 e 1,0</text:p>
      <text:p text:style-name="P5">3 - 0,5 e 0,6</text:p>
      <text:p text:style-name="P5">4 - 0 e 0,1</text:p>
      <text:p text:style-name="P3">5 - 0 e 0,3</text:p>
      <text:p text:style-name="P5"><text:s/></text:p>
      <text:p text:style-name="P3">Sua resposta: 0 e 0,3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3"><text:s/></text:p>
      <text:p text:style-name="P3"><text:soft-page-break/>Questão2 <text:s/></text:p>
      <text:p text:style-name="P5"><text:s/></text:p>
      <text:p text:style-name="P5"><text:s text:c="3"/>Os mapas mentais, que representam a experiência das pessoas, são de formação _________.</text:p>
      <text:p text:style-name="P5"><text:s/></text:p>
      <text:p text:style-name="P5">1 - linear</text:p>
      <text:p text:style-name="P3">2 - empírica</text:p>
      <text:p text:style-name="P5">3 - programada</text:p>
      <text:p text:style-name="P5">4 - religiosa</text:p>
      <text:p text:style-name="P5">5 - política</text:p>
      <text:p text:style-name="P3"><text:s/></text:p>
      <text:p text:style-name="P3">Sua resposta: empírica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3 <text:s/></text:p>
      <text:p text:style-name="P5"><text:s/></text:p>
      <text:p text:style-name="P5"><text:s text:c="3"/>Na decisão grupal são usados vários mapas mentais, formando um mapa mental _____________.</text:p>
      <text:p text:style-name="P5"><text:s/></text:p>
      <text:p text:style-name="P5">1 - inferior ao individual</text:p>
      <text:p text:style-name="P5">2 - isento de erros</text:p>
      <text:p text:style-name="P5">3 - distorcido</text:p>
      <text:p text:style-name="P3">4 - mais próximo da realidade</text:p>
      <text:p text:style-name="P5">5 - mais desorganizado</text:p>
      <text:p text:style-name="P5"><text:s/></text:p>
      <text:p text:style-name="P3">Sua resposta: mais próximo da realidade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6">Questão4 <text:s/></text:p>
      <text:p text:style-name="P6"><text:s/></text:p>
      <text:p text:style-name="P5"><text:s text:c="3"/>__________ representa o "como fazer".</text:p>
      <text:p text:style-name="P5"><text:s/></text:p>
      <text:p text:style-name="P5">1 - A mão-de-obra</text:p>
      <text:p text:style-name="P5">2 - processo utilizado</text:p>
      <text:p text:style-name="P6">3 - ambiente da fábrica</text:p>
      <text:p text:style-name="P5">4 - desejo dos clientes</text:p>
      <text:p text:style-name="P5">5 - produto</text:p>
      <text:p text:style-name="P5"><text:s/></text:p>
      <text:p text:style-name="P6">Sua resposta: ambiente da fábrica</text:p>
      <text:p text:style-name="P5">Valor: Resposta Errada - Consulte a página 7</text:p>
      <text:p text:style-name="P5">Valor recebido: 0.00</text:p>
      <text:p text:style-name="P5"/>
      <text:p text:style-name="P5"/>
      <text:p text:style-name="P5"><text:s/></text:p>
      <text:p text:style-name="P5"><text:s/></text:p>
      <text:p text:style-name="P6">Questão5 <text:s/></text:p>
      <text:p text:style-name="P5"><text:soft-page-break/><text:s/></text:p>
      <text:p text:style-name="P5"><text:s text:c="3"/>A análise de uma decisão deixa entre 15 vantagens e 20 desvantagens. Sua qualidade aproximada é:</text:p>
      <text:p text:style-name="P5"><text:s/></text:p>
      <text:p text:style-name="P5">1 - 0,13</text:p>
      <text:p text:style-name="P5">2 - 0,23</text:p>
      <text:p text:style-name="P6">3 - 0,83</text:p>
      <text:p text:style-name="P5">4 - 0,63</text:p>
      <text:p text:style-name="P5">5 - 0,43</text:p>
      <text:p text:style-name="P5"><text:s/></text:p>
      <text:p text:style-name="P6">Sua resposta: 0,83</text:p>
      <text:p text:style-name="P5">Valor: Resposta Errada - Consulte a página 5</text:p>
      <text:p text:style-name="P5">Valor recebido: 0.00</text:p>
      <text:p text:style-name="P5"/>
      <text:p text:style-name="P6"/>
      <text:p text:style-name="P6">Questão6 <text:s/></text:p>
      <text:p text:style-name="P5"><text:s/></text:p>
      <text:p text:style-name="P5"><text:s text:c="3"/>A análise de uma decisão deixa entre 15 vantagens e 20 desvantagens. Sua qualidade aproximada é:</text:p>
      <text:p text:style-name="P5"><text:s/></text:p>
      <text:p text:style-name="P6">1 - 0,13</text:p>
      <text:p text:style-name="P5">2 - 0,23</text:p>
      <text:p text:style-name="P5">3 - 0,83</text:p>
      <text:p text:style-name="P5">4 - 0,63</text:p>
      <text:p text:style-name="P5">5 - 0,43</text:p>
      <text:p text:style-name="P5"><text:s/></text:p>
      <text:p text:style-name="P6">Sua resposta: 0,13</text:p>
      <text:p text:style-name="P5">Valor: Resposta Errada - Consulte a página 5</text:p>
      <text:p text:style-name="P5">Valor recebido: 0.00</text:p>
      <text:p text:style-name="P5"><text:s/></text:p>
      <text:p text:style-name="P5"><text:s/></text:p>
      <text:p text:style-name="P3">Questão6 <text:s/></text:p>
      <text:p text:style-name="P5"><text:s/></text:p>
      <text:p text:style-name="P5"><text:s text:c="3"/>O produto ou serviço a ser proporcionado representa __________.</text:p>
      <text:p text:style-name="P5"><text:s/></text:p>
      <text:p text:style-name="P3">1 - "o que fazer"</text:p>
      <text:p text:style-name="P5">2 - "quando fazer"</text:p>
      <text:p text:style-name="P5">3 - "como fazer"</text:p>
      <text:p text:style-name="P5">4 - "onde fazer"</text:p>
      <text:p text:style-name="P5">5 - "quem vai fazer"</text:p>
      <text:p text:style-name="P5"><text:s/></text:p>
      <text:p text:style-name="P3">Sua resposta: "o que fazer"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7 <text:s/></text:p>
      <text:p text:style-name="P5"><text:s/></text:p>
      <text:p text:style-name="P5"><text:s text:c="3"/>Se a qualidade de uma decisão for avaliada de zero a 100, uma decisão __________ teria nota entre 66 e 100.</text:p>
      <text:p text:style-name="P5"><text:soft-page-break/><text:s/></text:p>
      <text:p text:style-name="P5">1 - média</text:p>
      <text:p text:style-name="P5">2 - de alto risco</text:p>
      <text:p text:style-name="P3">3 - boa</text:p>
      <text:p text:style-name="P5">4 - má</text:p>
      <text:p text:style-name="P5">5 - crítica</text:p>
      <text:p text:style-name="P5"><text:s/></text:p>
      <text:p text:style-name="P3">Sua resposta: boa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8 <text:s/></text:p>
      <text:p text:style-name="P3"><text:s/></text:p>
      <text:p text:style-name="P5"><text:s text:c="3"/>As pessoas com um acerto de ___________nas decisões lógicas ficam no mesmo cargo por longos anos.</text:p>
      <text:p text:style-name="P5"><text:s/></text:p>
      <text:p text:style-name="P3">1 - 33 a 66%</text:p>
      <text:p text:style-name="P5">2 - acima de 70%</text:p>
      <text:p text:style-name="P5">3 - abaixo de 20%</text:p>
      <text:p text:style-name="P5">4 - de 66 a 100%</text:p>
      <text:p text:style-name="P5">5 - acima de 90%</text:p>
      <text:p text:style-name="P5"><text:s/></text:p>
      <text:p text:style-name="P3">Sua resposta: 33 a 66%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9 <text:s/></text:p>
      <text:p text:style-name="P3"><text:s/></text:p>
      <text:p text:style-name="P5"><text:s text:c="3"/>A qualidade das decisões probabilísticas tende para uma distribuição __________.</text:p>
      <text:p text:style-name="P5"><text:s/></text:p>
      <text:p text:style-name="P5">1 - retangular</text:p>
      <text:p text:style-name="P5">2 - exponencial</text:p>
      <text:p text:style-name="P5">3 - normal</text:p>
      <text:p text:style-name="P3">4 - anormal</text:p>
      <text:p text:style-name="P5">5 - logarítmica</text:p>
      <text:p text:style-name="P5"><text:s/></text:p>
      <text:p text:style-name="P3">Sua resposta: normal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6">Questão10 <text:s/></text:p>
      <text:p text:style-name="P5"><text:s/></text:p>
      <text:p text:style-name="P5"><text:s text:c="3"/>Uma decisão de qualidade 0,5 e aceitação 0,5 terá eficácia de __________.</text:p>
      <text:p text:style-name="P5"><text:soft-page-break/><text:s/></text:p>
      <text:p text:style-name="P5">1 - 0,50</text:p>
      <text:p text:style-name="P5">2 - 0,25</text:p>
      <text:p text:style-name="P6">3 - 1,0</text:p>
      <text:p text:style-name="P5">4 - 0,75</text:p>
      <text:p text:style-name="P5">5 - 0,025</text:p>
      <text:p text:style-name="P5"><text:s/></text:p>
      <text:p text:style-name="P6">Sua resposta: 1,0</text:p>
      <text:p text:style-name="P5">Valor: Resposta Errada - Consulte a página 6</text:p>
      <text:p text:style-name="P5">Valor recebido: 0.00</text:p>
      <text:p text:style-name="P5"/>
      <text:p text:style-name="P6">Questão4 <text:s/></text:p>
      <text:p text:style-name="P5"><text:s/></text:p>
      <text:p text:style-name="P5"><text:s text:c="3"/>A análise de uma decisão mostra 4 vantagens e uma desvantagem. Sua qualidade aproximada é:</text:p>
      <text:p text:style-name="P5"><text:s/></text:p>
      <text:p text:style-name="P6">1 - 0,4</text:p>
      <text:p text:style-name="P6">2 - 0,6</text:p>
      <text:p text:style-name="P5">3 - 0,8</text:p>
      <text:p text:style-name="P5">4 - 1,0</text:p>
      <text:p text:style-name="P5">5 - 0,2</text:p>
      <text:p text:style-name="P5"><text:s/></text:p>
      <text:p text:style-name="P6">Sua resposta: 0,4</text:p>
      <text:p text:style-name="P5">Valor: Resposta Errada - Consulte a página 5</text:p>
      <text:p text:style-name="P5">Valor recebido: 0.00</text:p>
      <text:p text:style-name="P5"/>
      <text:p text:style-name="P6"/>
      <text:p text:style-name="P6"><text:s/></text:p>
      <text:p text:style-name="P6">Questão9 <text:s/></text:p>
      <text:p text:style-name="P5"><text:s/></text:p>
      <text:p text:style-name="P5"><text:s text:c="3"/>Se a qualidade de uma decisão for avaliada de zero a 100, uma decisão __________ teria nota entre zero e 33.</text:p>
      <text:p text:style-name="P5"><text:s/></text:p>
      <text:p text:style-name="P5">1 - boa</text:p>
      <text:p text:style-name="P5">2 - crítica</text:p>
      <text:p text:style-name="P5">3 - má</text:p>
      <text:p text:style-name="P5">4 - de alto risco</text:p>
      <text:p text:style-name="P6">5 - média</text:p>
      <text:p text:style-name="P5"><text:s/></text:p>
      <text:p text:style-name="P6">Sua resposta: média</text:p>
      <text:p text:style-name="P5">Valor: Resposta Errada - Consulte a página 5</text:p>
      <text:p text:style-name="P5">Valor recebido: 0.00</text:p>
      <text:p text:style-name="P5"/>
      <text:p text:style-name="P6">Questão1 <text:s/></text:p>
      <text:p text:style-name="P5"><text:s/></text:p>
      <text:p text:style-name="P5"><text:s/>Se a qualidade de uma decisão for avaliada de zero a 100, uma decisão __________ teria nota entre 33 e 66.</text:p>
      <text:p text:style-name="P5"><text:s/></text:p>
      <text:p text:style-name="P5">1 - boa</text:p>
      <text:p text:style-name="P6">2 - má</text:p>
      <text:p text:style-name="P5">3 - crítica</text:p>
      <text:p text:style-name="P5">4 - média</text:p>
      <text:p text:style-name="P5">5 - de alto risco</text:p>
      <text:p text:style-name="P5"><text:soft-page-break/><text:s/></text:p>
      <text:p text:style-name="P6">Sua resposta: má</text:p>
      <text:p text:style-name="P5">Valor: Resposta Errada - Consulte a página 5</text:p>
      <text:p text:style-name="P5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1:22:35.099783233</meta:creation-date>
    <dc:date>2023-05-23T17:28:13.250876649</dc:date>
    <meta:editing-duration>PT1H31M14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7" meta:paragraph-count="269" meta:word-count="903" meta:character-count="4677" meta:non-whitespace-character-count="3788"/>
  </office:meta>
</office:document-meta>
</file>